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3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Cost solved</text:p>
          </table:table-cell>
          <table:table-cell table:style-name="ce1" office:value-type="string" calcext:value-type="string">
            <text:p>Cost unsolved</text:p>
          </table:table-cell>
          <table:table-cell table:style-name="ce1" office:value-type="string" calcext:value-type="string">
            <text:p>Loss solved</text:p>
          </table:table-cell>
          <table:table-cell table:style-name="ce1" office:value-type="string" calcext:value-type="string">
            <text:p>Loss Unsolved</text:p>
          </table:table-cell>
          <table:table-cell table:style-name="ce1"/>
        </table:table-row>
        <table:table-row table:style-name="ro1">
          <table:table-cell office:value-type="string" calcext:value-type="string">
            <text:p>pglib_opf_case3_lmbd.m</text:p>
          </table:table-cell>
          <table:table-cell table:formula="of:=10-[.C2]" office:value-type="float" office:value="10" calcext:value-type="float">
            <text:p>10</text:p>
          </table:table-cell>
          <table:table-cell/>
          <table:table-cell table:formula="of:=10-[.E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ib_opf_case5_pjm.m</text:p>
          </table:table-cell>
          <table:table-cell table:formula="of:=10-[.C3]" office:value-type="float" office:value="10" calcext:value-type="float">
            <text:p>10</text:p>
          </table:table-cell>
          <table:table-cell/>
          <table:table-cell table:formula="of:=10-[.E3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glib_opf_case14_ieee.m</text:p>
          </table:table-cell>
          <table:table-cell table:formula="of:=10-[.C4]" office:value-type="float" office:value="10" calcext:value-type="float">
            <text:p>10</text:p>
          </table:table-cell>
          <table:table-cell/>
          <table:table-cell table:formula="of:=10-[.E4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ib_opf_case24_ieee_rts.m</text:p>
          </table:table-cell>
          <table:table-cell table:formula="of:=10-[.C5]" office:value-type="float" office:value="10" calcext:value-type="float">
            <text:p>10</text:p>
          </table:table-cell>
          <table:table-cell/>
          <table:table-cell table:formula="of:=10-[.E5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ib_opf_case30_as.m</text:p>
          </table:table-cell>
          <table:table-cell table:formula="of:=10-[.C6]" office:value-type="float" office:value="10" calcext:value-type="float">
            <text:p>10</text:p>
          </table:table-cell>
          <table:table-cell/>
          <table:table-cell table:formula="of:=10-[.E6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ib_opf_case30_fsr.m</text:p>
          </table:table-cell>
          <table:table-cell table:formula="of:=10-[.C7]" office:value-type="float" office:value="10" calcext:value-type="float">
            <text:p>10</text:p>
          </table:table-cell>
          <table:table-cell/>
          <table:table-cell table:formula="of:=10-[.E7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ib_opf_case30_ieee.m</text:p>
          </table:table-cell>
          <table:table-cell table:formula="of:=10-[.C8]" office:value-type="float" office:value="10" calcext:value-type="float">
            <text:p>10</text:p>
          </table:table-cell>
          <table:table-cell/>
          <table:table-cell table:formula="of:=10-[.E8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ib_opf_case39_epri.m</text:p>
          </table:table-cell>
          <table:table-cell table:formula="of:=10-[.C9]" office:value-type="float" office:value="10" calcext:value-type="float">
            <text:p>10</text:p>
          </table:table-cell>
          <table:table-cell/>
          <table:table-cell table:formula="of:=10-[.E9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ib_opf_case57_ieee.m</text:p>
          </table:table-cell>
          <table:table-cell table:formula="of:=10-[.C10]" office:value-type="float" office:value="10" calcext:value-type="float">
            <text:p>10</text:p>
          </table:table-cell>
          <table:table-cell/>
          <table:table-cell table:formula="of:=10-[.E10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glib_opf_case73_ieee_rts.m</text:p>
          </table:table-cell>
          <table:table-cell table:formula="of:=10-[.C11]" office:value-type="float" office:value="10" calcext:value-type="float">
            <text:p>10</text:p>
          </table:table-cell>
          <table:table-cell/>
          <table:table-cell table:formula="of:=10-[.E11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ib_opf_case89_pegase.m</text:p>
          </table:table-cell>
          <table:table-cell table:formula="of:=10-[.C12]" office:value-type="float" office:value="10" calcext:value-type="float">
            <text:p>10</text:p>
          </table:table-cell>
          <table:table-cell/>
          <table:table-cell table:formula="of:=10-[.E1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ib_opf_case118_ieee.m</text:p>
          </table:table-cell>
          <table:table-cell table:formula="of:=10-[.C13]" office:value-type="float" office:value="10" calcext:value-type="float">
            <text:p>10</text:p>
          </table:table-cell>
          <table:table-cell/>
          <table:table-cell table:formula="of:=10-[.E13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ib_opf_case162_ieee_dtc.m</text:p>
          </table:table-cell>
          <table:table-cell table:formula="of:=10-[.C14]" office:value-type="float" office:value="10" calcext:value-type="float">
            <text:p>10</text:p>
          </table:table-cell>
          <table:table-cell/>
          <table:table-cell table:formula="of:=10-[.E14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ib_opf_case179_goc.m</text:p>
          </table:table-cell>
          <table:table-cell table:formula="of:=10-[.C15]" office:value-type="float" office:value="10" calcext:value-type="float">
            <text:p>10</text:p>
          </table:table-cell>
          <table:table-cell/>
          <table:table-cell table:formula="of:=10-[.E15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ib_opf_case200_tamu.m</text:p>
          </table:table-cell>
          <table:table-cell table:formula="of:=10-[.C16]" office:value-type="float" office:value="10" calcext:value-type="float">
            <text:p>10</text:p>
          </table:table-cell>
          <table:table-cell/>
          <table:table-cell table:formula="of:=10-[.E16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glib_opf_case240_pserc.m</text:p>
          </table:table-cell>
          <table:table-cell table:formula="of:=10-[.C17]" office:value-type="float" office:value="10" calcext:value-type="float">
            <text:p>10</text:p>
          </table:table-cell>
          <table:table-cell/>
          <table:table-cell table:formula="of:=10-[.E17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ib_opf_case300_ieee.m</text:p>
          </table:table-cell>
          <table:table-cell table:formula="of:=10-[.C18]" office:value-type="float" office:value="10" calcext:value-type="float">
            <text:p>10</text:p>
          </table:table-cell>
          <table:table-cell/>
          <table:table-cell table:formula="of:=10-[.E18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ib_opf_case500_tamu.m</text:p>
          </table:table-cell>
          <table:table-cell table:formula="of:=10-[.C19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10-[.E19]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glib_opf_case588_sdet.m</text:p>
          </table:table-cell>
          <table:table-cell table:formula="of:=10-[.C20]" office:value-type="float" office:value="10" calcext:value-type="float">
            <text:p>10</text:p>
          </table:table-cell>
          <table:table-cell/>
          <table:table-cell table:formula="of:=10-[.E20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ib_opf_case1354_pegase.m</text:p>
          </table:table-cell>
          <table:table-cell table:formula="of:=10-[.C21]" office:value-type="float" office:value="10" calcext:value-type="float">
            <text:p>10</text:p>
          </table:table-cell>
          <table:table-cell/>
          <table:table-cell table:formula="of:=10-[.E21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ib_opf_case1888_rte.m</text:p>
          </table:table-cell>
          <table:table-cell table:formula="of:=10-[.C22]" office:value-type="float" office:value="10" calcext:value-type="float">
            <text:p>10</text:p>
          </table:table-cell>
          <table:table-cell/>
          <table:table-cell table:formula="of:=10-[.E2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ib_opf_case1951_rte.m</text:p>
          </table:table-cell>
          <table:table-cell table:formula="of:=10-[.C23]" office:value-type="float" office:value="10" calcext:value-type="float">
            <text:p>10</text:p>
          </table:table-cell>
          <table:table-cell/>
          <table:table-cell table:formula="of:=10-[.E23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ib_opf_case2000_tamu.m</text:p>
          </table:table-cell>
          <table:table-cell table:formula="of:=10-[.C24]" office:value-type="float" office:value="10" calcext:value-type="float">
            <text:p>10</text:p>
          </table:table-cell>
          <table:table-cell/>
          <table:table-cell table:formula="of:=10-[.E24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ib_opf_case2316_sdet.m</text:p>
          </table:table-cell>
          <table:table-cell table:formula="of:=10-[.C25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10-[.E25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glib_opf_case2383wp_k.m</text:p>
          </table:table-cell>
          <table:table-cell table:formula="of:=10-[.C26]" office:value-type="float" office:value="10" calcext:value-type="float">
            <text:p>10</text:p>
          </table:table-cell>
          <table:table-cell/>
          <table:table-cell table:formula="of:=10-[.E26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glib_opf_case2736sp_k.m</text:p>
          </table:table-cell>
          <table:table-cell table:formula="of:=3-[.C27]" office:value-type="float" office:value="3" calcext:value-type="float">
            <text:p>3</text:p>
          </table:table-cell>
          <table:table-cell/>
          <table:table-cell table:formula="of:=3-[.E27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ib_opf_case2737sop_k.m</text:p>
          </table:table-cell>
          <table:table-cell table:formula="of:=3-[.C28]" office:value-type="float" office:value="3" calcext:value-type="float">
            <text:p>3</text:p>
          </table:table-cell>
          <table:table-cell/>
          <table:table-cell table:formula="of:=3-[.E2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glib_opf_case2746wop_k.m</text:p>
          </table:table-cell>
          <table:table-cell table:formula="of:=3-[.C29]" office:value-type="float" office:value="3" calcext:value-type="float">
            <text:p>3</text:p>
          </table:table-cell>
          <table:table-cell/>
          <table:table-cell table:formula="of:=3-[.E29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glib_opf_case2746wp_k.m</text:p>
          </table:table-cell>
          <table:table-cell table:formula="of:=3-[.C30]" office:value-type="float" office:value="3" calcext:value-type="float">
            <text:p>3</text:p>
          </table:table-cell>
          <table:table-cell/>
          <table:table-cell table:formula="of:=3-[.E30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ib_opf_case2848_rte.m</text:p>
          </table:table-cell>
          <table:table-cell table:formula="of:=3-[.C31]" office:value-type="float" office:value="3" calcext:value-type="float">
            <text:p>3</text:p>
          </table:table-cell>
          <table:table-cell/>
          <table:table-cell table:formula="of:=3-[.E31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ib_opf_case2853_sdet.m</text:p>
          </table:table-cell>
          <table:table-cell table:formula="of:=3-[.C32]" office:value-type="float" office:value="3" calcext:value-type="float">
            <text:p>3</text:p>
          </table:table-cell>
          <table:table-cell/>
          <table:table-cell table:formula="of:=3-[.E32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ib_opf_case2868_rte.m</text:p>
          </table:table-cell>
          <table:table-cell table:formula="of:=3-[.C33]" office:value-type="float" office:value="3" calcext:value-type="float">
            <text:p>3</text:p>
          </table:table-cell>
          <table:table-cell/>
          <table:table-cell table:formula="of:=3-[.E3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ib_opf_case2869_pegase.m</text:p>
          </table:table-cell>
          <table:table-cell table:formula="of:=3-[.C34]" office:value-type="float" office:value="3" calcext:value-type="float">
            <text:p>3</text:p>
          </table:table-cell>
          <table:table-cell/>
          <table:table-cell table:formula="of:=3-[.E34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ib_opf_case3012wp_k.m</text:p>
          </table:table-cell>
          <table:table-cell table:formula="of:=3-[.C35]" office:value-type="float" office:value="3" calcext:value-type="float">
            <text:p>3</text:p>
          </table:table-cell>
          <table:table-cell/>
          <table:table-cell table:formula="of:=3-[.E35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ib_opf_case3120sp_k.m</text:p>
          </table:table-cell>
          <table:table-cell table:formula="of:=3-[.C36]" office:value-type="float" office:value="3" calcext:value-type="float">
            <text:p>3</text:p>
          </table:table-cell>
          <table:table-cell/>
          <table:table-cell table:formula="of:=3-[.E3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ib_opf_case3375wp_k.m</text:p>
          </table:table-cell>
          <table:table-cell table:formula="of:=3-[.C37]" office:value-type="float" office:value="3" calcext:value-type="float">
            <text:p>3</text:p>
          </table:table-cell>
          <table:table-cell/>
          <table:table-cell table:formula="of:=3-[.E37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ib_opf_case4661_sdet.m</text:p>
          </table:table-cell>
          <table:table-cell table:formula="of:=3-[.C38]" office:value-type="float" office:value="3" calcext:value-type="float">
            <text:p>3</text:p>
          </table:table-cell>
          <table:table-cell/>
          <table:table-cell table:formula="of:=3-[.E38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ib_opf_case6468_rte.m</text:p>
          </table:table-cell>
          <table:table-cell table:formula="of:=2-[.C39]" office:value-type="float" office:value="2" calcext:value-type="float">
            <text:p>2</text:p>
          </table:table-cell>
          <table:table-cell/>
          <table:table-cell table:formula="of:=2-[.E3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glib_opf_case6470_rte.m</text:p>
          </table:table-cell>
          <table:table-cell table:formula="of:=2-[.C40]" office:value-type="float" office:value="2" calcext:value-type="float">
            <text:p>2</text:p>
          </table:table-cell>
          <table:table-cell/>
          <table:table-cell table:formula="of:=2-[.E4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ib_opf_case6495_rte.m</text:p>
          </table:table-cell>
          <table:table-cell table:formula="of:=2-[.C41]" office:value-type="float" office:value="2" calcext:value-type="float">
            <text:p>2</text:p>
          </table:table-cell>
          <table:table-cell/>
          <table:table-cell table:formula="of:=2-[.E4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glib_opf_case6515_rte.m</text:p>
          </table:table-cell>
          <table:table-cell table:formula="of:=2-[.C42]" office:value-type="float" office:value="2" calcext:value-type="float">
            <text:p>2</text:p>
          </table:table-cell>
          <table:table-cell/>
          <table:table-cell table:formula="of:=2-[.E4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ib_opf_case9241_pegase.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glib_opf_case10000_tamu.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glib_opf_case13659_pegase.m</text:p>
          </table:table-cell>
          <table:table-cell table:number-columns-repeated="5"/>
        </table:table-row>
        <table:table-row table:style-name="ro1">
          <table:table-cell/>
          <table:table-cell table:formula="of:=SUM([.B2:.B42])" office:value-type="float" office:value="288" calcext:value-type="float">
            <text:p>288</text:p>
          </table:table-cell>
          <table:table-cell/>
          <table:table-cell table:formula="of:=SUM([.D2:.D42])" office:value-type="float" office:value="281" calcext:value-type="float">
            <text:p>281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2:Sheet1.A4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1T08:58:14.044931207</meta:creation-date>
    <dc:date>2020-05-21T09:35:59.779210069</dc:date>
    <meta:editing-duration>PT17M29S</meta:editing-duration>
    <meta:editing-cycles>13</meta:editing-cycles>
    <meta:generator>LibreOffice/6.0.7.3$Linux_X86_64 LibreOffice_project/00m0$Build-3</meta:generator>
    <meta:document-statistic meta:table-count="1" meta:cell-count="145" meta:object-count="0"/>
  </office:meta>
</office:document-meta>
</file>